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terface Extraction, Vorbereitung Log</text:p>
          </table:table-cell>
          <table:table-cell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 Watch, Simulation Metadata und Rest Controller für generelle Anfrage</text:p>
          </table:table-cell>
          <table:table-cell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zelnes Files laden und Bugs fixen</text:p>
          </table:table-cell>
          <table:table-cell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19" calcext:value-type="float">
            <text:p>1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4:15:30.247668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4.2$Linux_X86_64 LibreOffice_project/40$Build-2</meta:generator>
    <dc:date>2020-06-20T14:16:37.687848637</dc:date>
    <meta:editing-duration>PT31M</meta:editing-duration>
    <meta:editing-cycles>12</meta:editing-cycles>
    <meta:document-statistic meta:table-count="1" meta:cell-count="160" meta:object-count="0"/>
  </office:meta>
</office:document-meta>
</file>